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hiller" svg:font-family="Chiller" style:font-family-generic="decorativ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b892d" officeooo:paragraph-rsid="001b892d"/>
    </style:style>
    <style:style style:name="P2" style:family="paragraph" style:parent-style-name="Text_20_body">
      <style:text-properties style:font-name="Chiller" fo:font-size="21pt" officeooo:rsid="0016bb5f" officeooo:paragraph-rsid="0016bb5f" style:font-size-asian="21pt" style:font-size-complex="21pt"/>
    </style:style>
    <style:style style:name="P3" style:family="paragraph" style:parent-style-name="Text_20_body">
      <style:text-properties style:font-name="Chiller" fo:font-size="21pt" officeooo:rsid="0017bf8c" officeooo:paragraph-rsid="0017bf8c" style:font-size-asian="21pt" style:font-size-complex="21pt"/>
    </style:style>
    <style:style style:name="P4" style:family="paragraph" style:parent-style-name="Text_20_body">
      <style:text-properties style:font-name="Chiller" fo:font-size="21pt" officeooo:rsid="001a49c7" officeooo:paragraph-rsid="001a49c7" style:font-size-asian="21pt" style:font-size-complex="21pt"/>
    </style:style>
    <style:style style:name="P5" style:family="paragraph" style:parent-style-name="Text_20_body">
      <style:text-properties style:font-name="Chiller" fo:font-size="21pt" officeooo:rsid="001b892d" officeooo:paragraph-rsid="001b892d" style:font-size-asian="21pt" style:font-size-complex="21pt"/>
    </style:style>
    <style:style style:name="P6" style:family="paragraph" style:parent-style-name="Text_20_body">
      <style:text-properties style:font-name="Chiller" fo:font-size="21pt" officeooo:rsid="001d4679" officeooo:paragraph-rsid="001d4679" style:font-size-asian="21pt" style:font-size-complex="21pt"/>
    </style:style>
    <style:style style:name="P7" style:family="paragraph" style:parent-style-name="Text_20_body">
      <style:text-properties style:font-name="Chiller" fo:font-size="21pt" officeooo:rsid="0027336e" officeooo:paragraph-rsid="0027336e" style:font-size-asian="21pt" style:font-size-complex="21pt"/>
    </style:style>
    <style:style style:name="P8" style:family="paragraph" style:parent-style-name="Text_20_body">
      <style:text-properties style:font-name="Chiller" fo:font-size="21pt" officeooo:rsid="0027bace" officeooo:paragraph-rsid="0027bace" style:font-size-asian="21pt" style:font-size-complex="21pt"/>
    </style:style>
    <style:style style:name="P9" style:family="paragraph" style:parent-style-name="Heading_20_1" style:list-style-name="">
      <style:text-properties style:font-name="Chiller" fo:font-size="21pt" style:font-size-asian="21pt" style:font-size-complex="21pt"/>
    </style:style>
    <style:style style:name="T1" style:family="text">
      <style:text-properties officeooo:rsid="001e2c09"/>
    </style:style>
    <style:style style:name="T2" style:family="text">
      <style:text-properties officeooo:rsid="0018dbf1"/>
    </style:style>
    <style:style style:name="T3" style:family="text">
      <style:text-properties officeooo:rsid="002733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https://it.wikipedia.org/wiki/Biscione_%28araldica%29</text:h>
      <text:h text:style-name="P9" text:outline-level="1">Il paesaggio rurale:</text:h>
      <text:p text:style-name="P2">Patrimoio culturale immateriale comprende: tradizioni vive dei nostri antenati</text:p>
      <text:p text:style-name="P3">sito : www-faiscuola.it</text:p>
      <text:p text:style-name="P3">Circa il 90% del territorio prima era campi, <text:span text:style-name="T2">ora invece il 56%</text:span></text:p>
      <text:p text:style-name="P4">Italia:paese europeo con + prodotti IGP <text:s/>e DOP</text:p>
      <text:p text:style-name="P5">Il fai ha come scopo esclusivo l’ educazione e l’ istruzione della collettività alla difesa dell’ambiente e del patrimonio artistico e monumentale italiano</text:p>
      <text:p text:style-name="P6">Curiamo il paesaggio , coltivandol<text:span text:style-name="T3">o .</text:span></text:p>
      <text:p text:style-name="P7">Giardino eugortaglia a BG alta</text:p>
      <text:p text:style-name="P8">alpe pedroia vicino a sondri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hiller" svg:font-family="Chiller" style:font-family-generic="decorativ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892d" officeooo:paragraph-rsid="001b892d"/>
    </style:style>
    <style:style style:name="MT1" style:family="text">
      <style:text-properties officeooo:rsid="001e2c0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cm" fo:margin-left="2cm" fo:margin-right="2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usar Bassini Simone<text:tab/><text:span text:style-name="MT1">Suca Blet</text:span><text:tab/>Appunti sul FAI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1:14:22.177000000</meta:creation-date>
    <dc:date>2023-10-31T12:50:46.580000000</dc:date>
    <meta:editing-duration>PT44M27S</meta:editing-duration>
    <meta:editing-cycles>16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1" meta:word-count="83" meta:character-count="579" meta:non-whitespace-character-count="506"/>
  </office:meta>
</office:document-meta>
</file>